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C00000011ABDD633B.png" manifest:media-type="image/png"/>
  <manifest:file-entry manifest:full-path="Pictures/100018F2000003960000017A8AF44EDA.svg" manifest:media-type="image/svg+xml"/>
  <manifest:file-entry manifest:full-path="Pictures/100017080000038A0000017A01121F97.svg" manifest:media-type="image/svg+xml"/>
  <manifest:file-entry manifest:full-path="Pictures/10002104000004240000015F134DBC67.svg" manifest:media-type="image/svg+xml"/>
  <manifest:file-entry manifest:full-path="Pictures/10005E4500000B2D000001C0938734BF.svg" manifest:media-type="image/svg+xml"/>
  <manifest:file-entry manifest:full-path="Pictures/10000001000000230000000ED63A1C47.png" manifest:media-type="image/png"/>
  <manifest:file-entry manifest:full-path="Pictures/10000001000000220000000D3CCDD8F9.png" manifest:media-type="image/png"/>
  <manifest:file-entry manifest:full-path="Pictures/100000010000001B0000000D11104ED8.png" manifest:media-type="image/png"/>
  <manifest:file-entry manifest:full-path="Pictures/10000001000000280000000D466DB868.png" manifest:media-type="image/png"/>
  <manifest:file-entry manifest:full-path="Pictures/100010C0000002C70000015F92630AE3.svg" manifest:media-type="image/svg+xml"/>
  <manifest:file-entry manifest:full-path="Pictures/10000001000000220000000EE14A7934.png" manifest:media-type="image/png"/>
  <manifest:file-entry manifest:full-path="Pictures/10001A7A0000037B0000015F75C04E22.svg" manifest:media-type="image/svg+xml"/>
  <manifest:file-entry manifest:full-path="Pictures/10000001000006BA0000039A4EA3EDA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2.357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172cm" svg:x="1.047cm" svg:y="9.824cm">
          <draw:image xlink:href="Pictures/10000001000006BA0000039A4EA3EDA7.png" xlink:type="simple" xlink:show="embed" xlink:actuate="onLoad" draw:mime-type="image/png">
            <text:p/>
          </draw:image>
        </draw:frame>
        <draw:custom-shape draw:style-name="gr2" draw:text-style-name="P2" draw:layer="layout" svg:width="2.857cm" svg:height="1.27cm" svg:x="1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57cm" svg:height="1.27cm" svg:x="8.82cm" svg:y="9.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57cm" svg:height="1.27cm" svg:x="16.875cm" svg:y="11.3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57cm" svg:height="1.27cm" svg:x="0.9cm" svg:y="18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57cm" svg:height="1.27cm" svg:x="9.255cm" svg:y="19.0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57cm" svg:height="1.27cm" svg:x="17.51cm" svg:y="18.7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04cm" svg:height="0.84cm" svg:x="1.071cm" svg:y="18.886cm">
          <draw:image xlink:href="Pictures/100010C0000002C70000015F92630AE3.svg" xlink:type="simple" xlink:show="embed" xlink:actuate="onLoad" draw:mime-type="image/svg+xml">
            <text:p/>
          </draw:image>
          <draw:image xlink:href="Pictures/100000010000001B0000000D11104ED8.png" xlink:type="simple" xlink:show="embed" xlink:actuate="onLoad" draw:mime-type="image/png"/>
          <svg:title>TexMaths</svg:title>
          <svg:desc>24§display§(0,0)§svg§600§TRUE§</svg:desc>
        </draw:frame>
        <draw:frame draw:style-name="gr1" draw:text-style-name="P1" draw:layer="layout" svg:width="2.136cm" svg:height="0.84cm" svg:x="1.255cm" svg:y="10.386cm">
          <draw:image xlink:href="Pictures/10001A7A0000037B0000015F75C04E22.svg" xlink:type="simple" xlink:show="embed" xlink:actuate="onLoad" draw:mime-type="image/svg+xml">
            <text:p/>
          </draw:image>
          <draw:image xlink:href="Pictures/10000001000000220000000D3CCDD8F9.png" xlink:type="simple" xlink:show="embed" xlink:actuate="onLoad" draw:mime-type="image/png"/>
          <svg:title>TexMaths</svg:title>
          <svg:desc>24§display§(0, y_u)§svg§600§TRUE§</svg:desc>
        </draw:frame>
        <draw:frame draw:style-name="gr1" draw:text-style-name="P1" draw:layer="layout" svg:width="2.542cm" svg:height="0.84cm" svg:x="9.552cm" svg:y="10.386cm">
          <draw:image xlink:href="Pictures/10002104000004240000015F134DBC67.svg" xlink:type="simple" xlink:show="embed" xlink:actuate="onLoad" draw:mime-type="image/svg+xml">
            <text:p/>
          </draw:image>
          <draw:image xlink:href="Pictures/10000001000000280000000D466DB868.png" xlink:type="simple" xlink:show="embed" xlink:actuate="onLoad" draw:mime-type="image/png"/>
          <svg:title>TexMaths</svg:title>
          <svg:desc>24§display§(x_c, y_u)§svg§600§TRUE§</svg:desc>
        </draw:frame>
        <draw:frame draw:style-name="gr1" draw:text-style-name="P1" draw:layer="layout" svg:width="2.172cm" svg:height="0.905cm" svg:x="9.791cm" svg:y="18.843cm">
          <draw:image xlink:href="Pictures/100017080000038A0000017A01121F97.svg" xlink:type="simple" xlink:show="embed" xlink:actuate="onLoad" draw:mime-type="image/svg+xml">
            <text:p/>
          </draw:image>
          <draw:image xlink:href="Pictures/10000001000000220000000EE14A7934.png" xlink:type="simple" xlink:show="embed" xlink:actuate="onLoad" draw:mime-type="image/png"/>
          <svg:title>TexMaths</svg:title>
          <svg:desc>24§display§(x_c, 0)§svg§600§TRUE§</svg:desc>
        </draw:frame>
        <draw:frame draw:style-name="gr1" draw:text-style-name="P1" draw:layer="layout" svg:width="2.201cm" svg:height="0.905cm" svg:x="17.424cm" svg:y="18.755cm">
          <draw:image xlink:href="Pictures/100018F2000003960000017A8AF44EDA.svg" xlink:type="simple" xlink:show="embed" xlink:actuate="onLoad" draw:mime-type="image/svg+xml">
            <text:p/>
          </draw:image>
          <draw:image xlink:href="Pictures/10000001000000230000000ED63A1C47.png" xlink:type="simple" xlink:show="embed" xlink:actuate="onLoad" draw:mime-type="image/png"/>
          <svg:title>TexMaths</svg:title>
          <svg:desc>24§display§(x_r, 0)§svg§600§TRUE§</svg:desc>
        </draw:frame>
        <draw:frame draw:style-name="gr1" draw:text-style-name="P1" draw:layer="layout" svg:width="6.864cm" svg:height="1.073cm" svg:x="14.004cm" svg:y="11.464cm">
          <draw:image xlink:href="Pictures/10005E4500000B2D000001C0938734BF.svg" xlink:type="simple" xlink:show="embed" xlink:actuate="onLoad" draw:mime-type="image/svg+xml">
            <text:p/>
          </draw:image>
          <draw:image xlink:href="Pictures/100000010000006C00000011ABDD633B.png" xlink:type="simple" xlink:show="embed" xlink:actuate="onLoad" draw:mime-type="image/png"/>
          <svg:title>TexMaths</svg:title>
          <svg:desc>24§display§\big( x_{max}(y) ,y_{max}(x) \big)§svg§600§TRUE§</svg:desc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6:55:55.091683284</meta:creation-date>
    <meta:print-date>2025-02-28T17:01:27.554891106</meta:print-date>
    <meta:printed-by>PDF files</meta:printed-by>
    <dc:date>2025-02-28T18:18:14.801468779</dc:date>
    <meta:editing-duration>PT1H12M6S</meta:editing-duration>
    <meta:editing-cycles>1</meta:editing-cycles>
    <meta:generator>LibreOffice/24.2.7.2$Linux_X86_64 LibreOffice_project/420$Build-2</meta:generator>
    <meta:document-statistic meta:object-count="13"/>
  </office:meta>
</office:document-meta>
</file>